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Math TeX Gyre" svg:font-family="'DejaVu Math TeX Gyre', sans-serif"/>
    <style:font-face style:name="Lohit Devanagari1" svg:font-family="'Lohit Devanagari'"/>
    <style:font-face style:name="Source Code Pro" svg:font-family="'Source Code Pro',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4e5a66" style:font-name="Verdana" fo:font-size="11.25pt" fo:letter-spacing="normal" fo:font-style="normal" fo:font-weight="normal" officeooo:rsid="0013f2d9" officeooo:paragraph-rsid="0013f2d9"/>
    </style:style>
    <style:style style:name="P2" style:family="paragraph" style:parent-style-name="Text_20_body">
      <style:text-properties fo:font-variant="normal" fo:text-transform="none" fo:color="#000000" style:text-line-through-style="none" style:text-line-through-type="none" style:font-name="DejaVu Math TeX Gyre" fo:font-size="11pt" fo:font-style="normal" style:text-underline-style="none" fo:font-weight="normal" style:text-blinking="false" fo:background-color="transparent"/>
    </style:style>
    <style:style style:name="P3" style:family="paragraph" style:parent-style-name="Text_20_body">
      <style:text-properties style:font-name="DejaVu Math TeX Gyre" fo:font-size="11pt"/>
    </style:style>
    <style:style style:name="P4" style:family="paragraph" style:parent-style-name="Text_20_body">
      <style:paragraph-properties fo:margin-top="0in" fo:margin-bottom="0in" loext:contextual-spacing="false" fo:line-height="138%"/>
      <style:text-properties fo:font-variant="normal" fo:text-transform="none" fo:color="#000000" style:text-line-through-style="none" style:text-line-through-type="none" style:font-name="Source Code Pro"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text-properties fo:font-variant="normal" fo:text-transform="none" fo:color="#000000" style:text-line-through-style="none" style:text-line-through-type="none" style:font-name="DejaVu Math TeX Gyre"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text-properties fo:font-variant="normal" fo:text-transform="none" fo:color="#000000" style:text-line-through-style="none" style:text-line-through-type="none" style:font-name="DejaVu Math TeX Gyre" fo:font-size="11pt" fo:language="de" fo:country="DE"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font-name="DejaVu Math TeX Gyre" fo:font-size="11pt" fo:font-style="normal" style:text-underline-style="none" fo:font-weight="normal" style:text-blinking="false" fo:background-color="transparent"/>
    </style:style>
    <style:style style:name="P9" style:family="paragraph" style:parent-style-name="Text_20_body">
      <style:paragraph-properties fo:margin-left="0in" fo:margin-right="0in" fo:orphans="2" fo:widows="2" fo:text-indent="0in" style:auto-text-indent="false"/>
      <style:text-properties style:font-name="DejaVu Math TeX Gyre" fo:font-size="11pt"/>
    </style:style>
    <style:style style:name="T1" style:family="text">
      <style:text-properties officeooo:rsid="0013f2d9"/>
    </style:style>
    <style:style style:name="T2" style:family="text">
      <style:text-properties officeooo:rsid="002c2302"/>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TTPS mit TLS 1.3 ist ein sicheres Protokoll für die Übertragung von Daten im Internet. HTTPS nutzt TLS um die HTTP Daten als Payload der TLS Übertragung verschlüsselt auszutauschen. Durch diese Anwendungsweise muss das HTTP Protokoll nicht angepasst werden. Diese Ausarbeitung behandelt HTTP mit TLS in der Version 1.3, welche die Menge der legalen Cipher Suits reduziert und Diffie-Hellman-Merkle-Schlüsselaustausch (DHME) für die Sicherstellung des Perfect Forward Secrecy Zustands nutzt.</text:p>
      <text:p text:style-name="P7"/>
      <text:p text:style-name="P5">HTTPS nutzt das hybrides Verschlüsselungsverfahren TLS 1.3, bei dem zuerst über ein asymmetrisches Verfahren ein Master-Passwort generiert wird. Aus diesem werden dann symmetrische Schlüssel für die restliche Kommunikation abgeleitet. Dies geschieht im sogenannten Handshake-Protokoll von TLS 1.3.</text:p>
      <text:p text:style-name="P7"/>
      <text:p text:style-name="P5">Mittels Zertifikaten können die Teilnehmer der Session authentifiziert werden. TLS zielt darauf ab, die Schutzziele der Vertraulichkeit, Integrität und der Authentizität zu gewährleisten. </text:p>
      <text:p text:style-name="Text_20_body"/>
      <text:p text:style-name="P5">Durch RFC 8446 wird die Umsetzung Perfect Forward Secrecy in der Version 1.3 von TLS zu einem zwingendem Kriterium.</text:p>
      <text:p text:style-name="P5">Mittels TLS Handshake werden die Schlüssel der Session für die symmetrische Verschlüsselung generiert. Der Handshake wird in 3 Phasen unterteilt: </text:p>
      <text:p text:style-name="P5">Den Schlüsselaustausch, die Serverparameter-Übertragung und die Authentifizierung der Teilnehmer.</text:p>
      <text:p text:style-name="Text_20_body"/>
      <text:p text:style-name="P6">Dabei findet zuerst der Schlüsselaustausch und die Festlegung auf die kryptografischen Verfahren statt. Dies ermöglicht, dass die anderen Phasen verschlüsselt übertragen werden können. Der Schlüsselaustausch wird mit dem DHME realisiert.</text:p>
      <text:p text:style-name="P2">Die zweite Phase beinhaltet dann weitere Parameter wie die unterstützen Application-Layer-Protokolle oder die Notwendigkeit eines Client-Zertifikats. </text:p>
      <text:p text:style-name="P2">Der TLS 1.3 Handshake endet schließlich mit der Authentifizierung, welche durch Zertifikate realisiert wird. Dabei werden die privaten Schlüssel der Zertifikate ausschließlich zum signieren und nicht mehr zum Verschlüsseln verwendet, damit die Perfect Forward Secrecy eingehalten werden kann.</text:p>
      <text:p text:style-name="Text_20_body"/>
      <text:p text:style-name="P2">Durch die Verwendung von "pre-shared Keys" können kurz zuvor geschlossene Sitzungen fortgeführt werden, was es ermöglicht, bereits in der ersten Nachricht des Handshakes verschlüsselte Applikationsdaten zu senden. Dies wird als Zero-Round-Trip (0-RTT) bezeichnet. Wenn "pre-shared keys" in Kombination mit dem DHME verwendet werden, bleibt das Konzept des Perfect Forward Secrecy bestehen. Andernfalls ist dies nicht gewährleistet.</text:p>
      <text:p text:style-name="P2"><text:soft-page-break/>Die Applikationsdaten werden nach dem Handshake mittels authentifizierter symmetrischer Verschlüsselung über das Record-Protokoll von TLS übertragen. </text:p>
      <text:p text:style-name="P9"><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Math TeX Gyre" svg:font-family="'DejaVu Math TeX Gyre', sans-serif"/>
    <style:font-face style:name="Lohit Devanagari1" svg:font-family="'Lohit Devanagari'"/>
    <style:font-face style:name="Source Code Pro" svg:font-family="'Source Code Pro',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7P0" style:volatile="true">
      <number:currency-symbol number:language="en" number:country="US">$</number:currency-symbol>
      <number:number number:decimal-places="0" loext:min-decimal-places="0" number:min-integer-digits="1" number:grouping="true"/>
    </number:currency-style>
    <number:currency-style style:name="N107">
      <number:text>-</number:text>
      <number:currency-symbol number:language="en" number:country="US">$</number:currency-symbol>
      <number:number number:decimal-places="0" loext:min-decimal-places="0"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loext:min-decimal-places="0" number:min-integer-digits="1" number:grouping="true"/>
    </number:currency-style>
    <number:currency-style style:name="N109">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2" loext: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1P0"/>
    </number:currency-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currency-style style:name="N114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14">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14P0"/>
    </number:currency-style>
    <number:currency-style style:name="N11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1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0">
      <number:day number:calendar="jewish"/>
      <number:text> </number:text>
      <number:month number:calendar="jewish" number:style="long" number:textual="true"/>
      <number:text> </number:text>
      <number:year number:calendar="jewish" number:style="long"/>
    </number:date-style>
    <number:date-style style:name="N121">
      <number:month number:calendar="jewish" number:style="long" number:textual="true"/>
      <number:text> </number:text>
      <number:day number:calendar="jewish"/>
      <number:text> </number:text>
      <number:year number:calendar="jewish" number:style="long"/>
    </number:date-style>
    <number:date-style style:name="N122">
      <number:day number:calendar="jewish"/>
      <number:text> </number:text>
      <number:month number:calendar="jewish" number:style="long" number:textual="true"/>
    </number:date-style>
    <number:date-style style:name="N123">
      <number:month number:calendar="jewish" number:style="long" number:textual="true"/>
      <number:text> </number:text>
      <number:day number:calendar="jewish"/>
    </number:date-style>
    <number:date-style style:name="N124">
      <number:month number:calendar="jewish" number:style="long" number:textual="true"/>
      <number:text> </number:text>
      <number:year number:calendar="jewish" number:style="long"/>
    </number:date-style>
    <number:date-style style:name="N125">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2T19:22:50.595658562</meta:creation-date>
    <dc:date>2023-01-12T20:29:23.078344117</dc:date>
    <meta:editing-duration>PT6M2S</meta:editing-duration>
    <meta:editing-cycles>1</meta:editing-cycles>
    <meta:document-statistic meta:table-count="0" meta:image-count="0" meta:object-count="0" meta:page-count="2" meta:paragraph-count="11" meta:word-count="333" meta:character-count="2594" meta:non-whitespace-character-count="2268"/>
    <meta:generator>LibreOffice/6.4.7.2$Linux_X86_64 LibreOffice_project/40$Build-2</meta:generator>
  </office:meta>
</office:document-meta>
</file>